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anufacturer Product Number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punchboard 0.1’ grid as base for all compon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15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rocontoller development board featuring ESP32-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S3-DEVKITC-1-N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office:annotation draw:style-name="gr1" draw:text-style-name="P2" svg:width="2.899cm" svg:height="2.966cm" svg:x="9.387cm" svg:y="0cm" draw:caption-point-x="-0.61cm" draw:caption-point-y="1.364cm">
              <dc:date>2023-05-27T00:00:00</dc:date>
              <text:p text:style-name="P1">This allows to mount the dev-board without soldering it. In case one would like to re-use the dev-board.</text:p>
            </office:annotation>
            <text:p>socket strip for MCU-board 22-pin 0.1’ through-hole 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A-132-S-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B 2.0 cable (Standard-A to Micro-B) for MCU-board</text:p>
          </table:table-cell>
          <table:table-cell office:value-type="float" office:value="2" calcext:value-type="float">
            <office:annotation draw:style-name="gr1" draw:text-style-name="P2" svg:width="2.899cm" svg:height="1.799cm" svg:x="11.645cm" svg:y="0.306cm" draw:caption-point-x="-0.61cm" draw:caption-point-y="1.51cm">
              <dc:date>2023-05-27T00:00:00</dc:date>
              <text:p text:style-name="P1">One for debugging, one for serial monitoring.</text:p>
            </office:annotation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draw:style-name="gr2" draw:text-style-name="P2" svg:width="2.899cm" svg:height="2.966cm" svg:x="9.387cm" svg:y="0.903cm" draw:caption-point-x="-0.61cm" draw:caption-point-y="1.364cm">
              <dc:date>2023-05-27T00:00:00</dc:date>
              <text:p text:style-name="P1">This allows to mount the dev-board without soldering it. In case one would like to re-use the dev-board.</text:p>
            </office:annotation>
            <text:p>socket strip for display 8-pin 0.1’ through-hole 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A-132-S-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lay with SSD1306 d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fruit Industries 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office:annotation draw:style-name="gr1" draw:text-style-name="P2" svg:width="2.899cm" svg:height="1.799cm" svg:x="9.387cm" svg:y="1.66cm" draw:caption-point-x="-0.61cm" draw:caption-point-y="1.51cm">
              <dc:date>2023-05-27T00:00:00</dc:date>
              <text:p text:style-name="P1">Optional</text:p>
            </office:annotation>
            <text:p>spacer for displ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BMFTS310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t for spacer</text:p>
          </table:table-cell>
          <table:table-cell table:formula="of:=[.B8]" office:value-type="float" office:value="4" calcext:value-type="float">
            <text:p>4</text:p>
          </table:table-cell>
          <table:table-cell office:value-type="string" calcext:value-type="string">
            <text:p>HN-M3-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office:annotation draw:style-name="gr1" draw:text-style-name="P2" svg:width="2.899cm" svg:height="1.799cm" svg:x="9.387cm" svg:y="2.564cm" draw:caption-point-x="-0.61cm" draw:caption-point-y="1.51cm">
              <dc:date>2023-05-27T00:00:00</dc:date>
              <text:p text:style-name="P1">optional</text:p>
            </office:annotation>
            <text:p>foot for punchbo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M SJ53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ut shift register 8 bit I2C 74HC165 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74HC165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put shift register 8 bit I2C 74HC595 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74HC595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z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gstate KPEG2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D 3.5mm through-hole diffuse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BL7IW60D-W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LED 3.5mm through-hole </text:span>diffuse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BL7R60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LED 3.5mm through-hole </text:span>diffuse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BL7IG60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LED 3.5mm through-hole </text:span>diffuse 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BL7IB60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LED 3.5mm through-hole </text:span>diffuse yel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BL7Y60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opping resisitor for LEDs 220Ω through-ho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sh-button through-hole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6RLRDF1 LF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sh-button through-hole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6RLGNF1 LF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sh-button through-hole 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6RLBUF1 LF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sh-button through-hole yel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6RLWHF1 LF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sh-button through-hole bl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6R90 F1 LF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ll-up resistor for buttons 20kΩ through-hole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09:16:22.512227909</meta:creation-date>
    <dc:date>2023-05-27T13:39:50.291465571</dc:date>
    <meta:editing-duration>PT19M2S</meta:editing-duration>
    <meta:editing-cycles>5</meta:editing-cycles>
    <meta:generator>LibreOffice/7.2.7.2$Linux_X86_64 LibreOffice_project/20$Build-2</meta:generator>
    <meta:document-statistic meta:table-count="1" meta:cell-count="72" meta:object-count="0"/>
  </office:meta>
</office:document-meta>
</file>